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2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he user has to tap on the output screen to continue execution of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.00.0000</text:date>, <text:time style:data-style-name="N2" text:time-value="15:15:54.8005928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1H9M13S</meta:editing-duration>
    <meta:editing-cycles>36</meta:editing-cycles>
    <meta:generator>LibreOffice/5.3.3.2$Linux_X86_64 LibreOffice_project/30m0$Build-2</meta:generator>
    <dc:date>2017-09-01T15:16:32.283006850</dc:date>
    <meta:document-statistic meta:table-count="2" meta:cell-count="248" meta:object-count="0"/>
  </office:meta>
</office:document-meta>
</file>